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tyle mathvariant="bold">
              <mrow>
                <mtext>Homogen:</mtext>
              </mrow>
            </mstyle>
            <mi/>
            <mtext>div</mtext>
            <mstyle mathvariant="bold">
              <mrow>
                <mi>B</mi>
              </mrow>
            </mstyle>
            <mrow>
              <mi/>
              <mo stretchy="false">=</mo>
              <mi/>
            </mrow>
            <mn>0</mn>
          </mrow>
        </mtd>
      </mtr>
      <mtr>
        <mtd>
          <mrow/>
        </mtd>
      </mtr>
      <mtr>
        <mtd>
          <mrow>
            <mi/>
            <mtext>rot</mtext>
            <mstyle mathvariant="bold">
              <mrow>
                <mi>E</mi>
              </mrow>
            </mstyle>
            <mrow>
              <mi/>
              <mo stretchy="false">+</mo>
              <mi/>
            </mrow>
            <mover accent="true">
              <mstyle mathvariant="bold">
                <mrow>
                  <mi>B</mi>
                </mrow>
              </mstyle>
              <mo stretchy="false">˙</mo>
            </mover>
            <mrow>
              <mi/>
              <mo stretchy="false">=</mo>
              <mi/>
            </mrow>
            <mn>0</mn>
          </mrow>
        </mtd>
      </mtr>
      <mtr>
        <mtd>
          <mrow/>
        </mtd>
      </mtr>
      <mtr>
        <mtd>
          <mrow>
            <mstyle mathvariant="bold">
              <mrow>
                <mtext>Inhomogen:</mtext>
              </mrow>
            </mstyle>
            <mi/>
            <mtext>div</mtext>
            <mstyle mathvariant="bold">
              <mrow>
                <mi>D</mi>
              </mrow>
            </mstyle>
            <mrow>
              <mi/>
              <mo stretchy="false">=</mo>
              <mi/>
            </mrow>
            <mo stretchy="false">ρ</mo>
          </mrow>
        </mtd>
      </mtr>
      <mtr>
        <mtd>
          <mrow/>
        </mtd>
      </mtr>
      <mtr>
        <mtd>
          <mrow>
            <mi/>
            <mtext>rot</mtext>
            <mstyle mathvariant="bold">
              <mrow>
                <mi>E</mi>
              </mrow>
            </mstyle>
            <mrow>
              <mi/>
              <mo stretchy="false">−</mo>
              <mi/>
            </mrow>
            <mover accent="true">
              <mstyle mathvariant="bold">
                <mrow>
                  <mi>D</mi>
                </mrow>
              </mstyle>
              <mo stretchy="false">˙</mo>
            </mover>
            <mrow>
              <mi/>
              <mo stretchy="false">=</mo>
              <mi/>
            </mrow>
            <mstyle mathvariant="bold">
              <mrow>
                <mi>j</mi>
              </mrow>
            </mstyle>
          </mrow>
        </mtd>
      </mtr>
      <mtr>
        <mtd>
          <mrow/>
        </mtd>
      </mtr>
      <mtr>
        <mtd>
          <mrow>
            <mstyle mathvariant="bold">
              <mrow>
                <mtext>Materialgleichungen:</mtext>
              </mrow>
            </mstyle>
            <mi/>
            <mstyle mathvariant="bold">
              <mrow>
                <mi>B</mi>
              </mrow>
            </mstyle>
            <mrow>
              <mi/>
              <mo stretchy="false">=</mo>
              <mi/>
            </mrow>
            <msub>
              <mo stretchy="false">μ</mo>
              <mn>0</mn>
            </msub>
            <mrow>
              <mo stretchy="false">(</mo>
              <mrow>
                <mstyle mathvariant="bold">
                  <mrow>
                    <mi>H</mi>
                  </mrow>
                </mstyle>
                <mrow>
                  <mi/>
                  <mo stretchy="false">+</mo>
                  <mi/>
                </mrow>
                <mstyle mathvariant="bold">
                  <mrow>
                    <mi>M</mi>
                  </mrow>
                </mstyle>
              </mrow>
              <mo stretchy="false">)</mo>
            </mrow>
            <mi/>
            <mo stretchy="false">→</mo>
            <mi/>
            <msub>
              <mo stretchy="false">μ</mo>
              <mtext>r</mtext>
            </msub>
            <msub>
              <mo stretchy="false">μ</mo>
              <mn>0</mn>
            </msub>
            <mstyle mathvariant="bold">
              <mrow>
                <mi>H</mi>
              </mrow>
            </mstyle>
          </mrow>
        </mtd>
      </mtr>
      <mtr>
        <mtd>
          <mrow/>
        </mtd>
      </mtr>
      <mtr>
        <mtd>
          <mrow>
            <mi/>
            <mstyle mathvariant="bold">
              <mrow>
                <mi>D</mi>
              </mrow>
            </mstyle>
            <mrow>
              <mi/>
              <mo stretchy="false">=</mo>
              <mi/>
            </mrow>
            <msub>
              <mo stretchy="false">ϵ</mo>
              <mn>0</mn>
            </msub>
            <mstyle mathvariant="bold">
              <mrow>
                <mi>E</mi>
              </mrow>
            </mstyle>
            <mrow>
              <mi/>
              <mo stretchy="false">+</mo>
              <mi/>
            </mrow>
            <mstyle mathvariant="bold">
              <mrow>
                <mi>P</mi>
              </mrow>
            </mstyle>
            <mi/>
            <mo stretchy="false">→</mo>
            <mi/>
            <msub>
              <mo stretchy="false">ϵ</mo>
              <mtext>r</mtext>
            </msub>
            <msub>
              <mo stretchy="false">ϵ</mo>
              <mn>0</mn>
            </msub>
            <mstyle mathvariant="bold">
              <mrow>
                <mi>H</mi>
              </mrow>
            </mstyle>
          </mrow>
        </mtd>
      </mtr>
      <mtr>
        <mtd>
          <mrow>
            <mi/>
            <mo stretchy="false">↑</mo>
          </mrow>
        </mtd>
      </mtr>
      <mtr>
        <mtd>
          <mrow>
            <mi/>
            <mstyle mathsize="90%">
              <mrow>
                <mrow>
                  <mi mathvariant="italic">lineares</mi>
                  <mtext> Medium</mtext>
                </mrow>
              </mrow>
            </mstyle>
          </mrow>
        </mtd>
      </mtr>
    </mtable>
    <annotation encoding="StarMath 5.0">alignl bold "Homogen:" ~~~~~~~~~~~~~~`` "div" bold B `=` 0 newline newline
~~~~~~~~~~~~``` "rot" bold E `+` dot bold B `=` 0 newline newline
alignl bold "Inhomogen:" ~~~~~~~~~~~~``` "div" bold D `=` %rho newline newline
~~~~~~~~~~~~~`` "rot" bold E `-` dot bold D `=` bold j newline newline

bold "Materialgleichungen:" ~~~ bold B `=` %mu _0 ( bold H `+` bold M ) ~ rightarrow ~ %mu _"r" %mu _0 bold H newline newline
~~~~~~~~~~~~~~~~~~~~~~``` bold D `=` %epsilon _0 bold E `+` bold P ~ rightarrow ~ %epsilon _"r" %epsilon _0 bold H newline
~~~~~~~~~~~~~~~~~~~~~~~~~~~~~~ uparrow newline
~~~~~~~~~~~~~~~~~~~~~~~~~~~~~~ size*0.9 {lineares " Medium"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0:38:10.589000000</meta:creation-date>
    <meta:generator>LibreOffice/4.1.4.2$Windows_x86 LibreOffice_project/0a0440ccc0227ad9829de5f46be37cfb6edcf72</meta:generator>
  </office:meta>
</office:document-meta>
</file>